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Latin Modern Mono Prop" svg:font-family="'Latin Modern Mono Prop'" style:font-pitch="variable"/>
    <style:font-face style:name="Latin Modern Roman Unslanted" svg:font-family="'Latin Modern Roman Unslant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0c55d6" officeooo:paragraph-rsid="000c55d6"/>
    </style:style>
    <style:style style:name="P2" style:family="paragraph" style:parent-style-name="Text_20_body">
      <style:text-properties fo:font-size="14pt" style:text-underline-style="none" officeooo:rsid="000c55d6" officeooo:paragraph-rsid="000c55d6" style:font-size-asian="14pt" style:font-size-complex="14pt"/>
    </style:style>
    <style:style style:name="P3" style:family="paragraph" style:parent-style-name="Text_20_body">
      <style:text-properties fo:font-size="14pt" style:text-underline-style="none" officeooo:rsid="000de1be" officeooo:paragraph-rsid="000de1be" style:font-size-asian="14pt" style:font-size-complex="14pt"/>
    </style:style>
    <style:style style:name="P4" style:family="paragraph" style:parent-style-name="Text_20_body">
      <style:text-properties fo:font-size="14pt" style:text-underline-style="none" officeooo:rsid="000f1af6" officeooo:paragraph-rsid="000f1af6" style:font-size-asian="14pt" style:font-size-complex="14pt"/>
    </style:style>
    <style:style style:name="P5" style:family="paragraph" style:parent-style-name="Text_20_body">
      <style:text-properties fo:font-size="14pt" style:text-underline-style="none" fo:font-weight="bold" officeooo:rsid="000c55d6" officeooo:paragraph-rsid="000c55d6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Latin Modern Mono Prop" fo:font-size="14pt" style:text-underline-style="none" fo:font-weight="bold" officeooo:rsid="000c55d6" officeooo:paragraph-rsid="000c55d6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Latin Modern Mono Prop" fo:font-size="14pt" style:text-underline-style="none" fo:font-weight="bold" officeooo:rsid="000dc52d" officeooo:paragraph-rsid="000dc52d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font-name="Latin Modern Mono Prop" fo:font-size="14pt" style:text-underline-style="none" fo:font-weight="bold" officeooo:rsid="000f1af6" officeooo:paragraph-rsid="000f1af6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Latin Modern Mono Prop" fo:font-size="14pt" style:text-underline-style="none" fo:font-weight="bold" officeooo:rsid="00157505" officeooo:paragraph-rsid="00157505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Latin Modern Mono Prop" fo:font-size="14pt" style:text-underline-style="none" fo:font-weight="bold" officeooo:rsid="001ddd35" officeooo:paragraph-rsid="001ddd35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Latin Modern Mono Prop" fo:font-size="14pt" style:text-underline-style="none" fo:font-weight="bold" officeooo:rsid="0022e1a3" officeooo:paragraph-rsid="0022e1a3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font-name="Latin Modern Mono Prop" fo:font-size="14pt" style:text-underline-style="none" fo:font-weight="bold" officeooo:rsid="0025c6b1" officeooo:paragraph-rsid="0025c6b1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Latin Modern Mono Prop" fo:font-size="14pt" style:text-underline-style="none" fo:font-weight="bold" officeooo:rsid="0029f043" officeooo:paragraph-rsid="0029f043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Latin Modern Mono Prop" fo:font-size="14pt" style:text-underline-style="none" fo:font-weight="bold" officeooo:rsid="002a79a4" officeooo:paragraph-rsid="002a79a4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Latin Modern Mono Prop" fo:font-size="14pt" style:text-underline-style="none" fo:font-weight="bold" officeooo:rsid="002c335f" officeooo:paragraph-rsid="002c335f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Latin Modern Roman Unslanted" fo:font-size="14pt" style:text-underline-style="solid" style:text-underline-width="auto" style:text-underline-color="font-color" fo:font-weight="normal" officeooo:rsid="00140ba1" officeooo:paragraph-rsid="00140ba1" style:font-size-asian="14pt" style:font-weight-asian="normal" style:font-size-complex="14pt" style:font-weight-complex="normal"/>
    </style:style>
    <style:style style:name="P17" style:family="paragraph" style:parent-style-name="Text_20_body">
      <style:text-properties style:font-name="Latin Modern Roman Unslanted" fo:font-size="14pt" style:text-underline-style="solid" style:text-underline-width="auto" style:text-underline-color="font-color" fo:font-weight="normal" officeooo:rsid="002a79a4" officeooo:paragraph-rsid="002a79a4" style:font-size-asian="14pt" style:font-weight-asian="normal" style:font-size-complex="14pt" style:font-weight-complex="normal"/>
    </style:style>
    <style:style style:name="P18" style:family="paragraph" style:parent-style-name="Text_20_body">
      <style:text-properties style:font-name="Latin Modern Roman Unslanted" fo:font-size="14pt" style:text-underline-style="solid" style:text-underline-width="auto" style:text-underline-color="font-color" officeooo:rsid="00157505" officeooo:paragraph-rsid="00157505" style:font-size-asian="14pt" style:font-size-complex="14pt"/>
    </style:style>
    <style:style style:name="P19" style:family="paragraph" style:parent-style-name="Text_20_body">
      <style:text-properties style:font-name="Latin Modern Roman Unslanted" fo:font-size="14pt" style:text-underline-style="solid" style:text-underline-width="auto" style:text-underline-color="font-color" officeooo:rsid="0029f043" officeooo:paragraph-rsid="0029f043" style:font-size-asian="14pt" style:font-size-complex="14pt"/>
    </style:style>
    <style:style style:name="P20" style:family="paragraph" style:parent-style-name="Text_20_body">
      <style:text-properties style:font-name="Liberation Serif" fo:font-size="14pt" style:text-underline-style="none" officeooo:rsid="00157505" officeooo:paragraph-rsid="00157505" style:font-size-asian="14pt" style:font-size-complex="14pt"/>
    </style:style>
    <style:style style:name="P21" style:family="paragraph" style:parent-style-name="Text_20_body">
      <style:text-properties style:font-name="Liberation Serif" fo:font-size="14pt" style:text-underline-style="none" officeooo:rsid="001ddd35" officeooo:paragraph-rsid="001f4c28" style:font-size-asian="14pt" style:font-size-complex="14pt"/>
    </style:style>
    <style:style style:name="P22" style:family="paragraph" style:parent-style-name="Text_20_body">
      <style:text-properties style:font-name="Liberation Serif" fo:font-size="14pt" style:text-underline-style="none" officeooo:rsid="0022e1a3" officeooo:paragraph-rsid="0022e1a3" style:font-size-asian="14pt" style:font-size-complex="14pt"/>
    </style:style>
    <style:style style:name="P23" style:family="paragraph" style:parent-style-name="Text_20_body">
      <style:text-properties style:font-name="Liberation Serif" fo:font-size="14pt" style:text-underline-style="none" officeooo:rsid="0026a944" officeooo:paragraph-rsid="0026a944" style:font-size-asian="14pt" style:font-size-complex="14pt"/>
    </style:style>
    <style:style style:name="P24" style:family="paragraph" style:parent-style-name="Text_20_body">
      <style:text-properties style:font-name="Liberation Serif" fo:font-size="14pt" style:text-underline-style="none" fo:font-weight="normal" officeooo:rsid="0029f043" officeooo:paragraph-rsid="0029f043" style:font-size-asian="14pt" style:font-weight-asian="normal" style:font-size-complex="14pt" style:font-weight-complex="normal"/>
    </style:style>
    <style:style style:name="P25" style:family="paragraph" style:parent-style-name="Text_20_body">
      <style:text-properties style:font-name="Liberation Serif" fo:font-size="14pt" style:text-underline-style="none" fo:font-weight="normal" officeooo:rsid="002a79a4" officeooo:paragraph-rsid="002a79a4" style:font-size-asian="14pt" style:font-weight-asian="normal" style:font-size-complex="14pt" style:font-weight-complex="normal"/>
    </style:style>
    <style:style style:name="P26" style:family="paragraph" style:parent-style-name="Text_20_body">
      <style:text-properties style:font-name="Liberation Serif" fo:font-size="14pt" style:text-underline-style="none" fo:font-weight="normal" officeooo:rsid="002c335f" officeooo:paragraph-rsid="002c335f" style:font-size-asian="14pt" style:font-weight-asian="normal" style:font-size-complex="14pt" style:font-weight-complex="normal"/>
    </style:style>
    <style:style style:name="P27" style:family="paragraph" style:parent-style-name="Title">
      <style:text-properties fo:text-transform="uppercase" style:text-underline-style="none" officeooo:rsid="000c55d6" officeooo:paragraph-rsid="000c55d6" style:font-weight-complex="600"/>
    </style:style>
    <style:style style:name="P28" style:family="paragraph" style:parent-style-name="Text_20_body">
      <style:text-properties style:font-name="Nimbus Sans" fo:font-size="18pt" style:text-underline-style="none" officeooo:rsid="002e2f0f" officeooo:paragraph-rsid="002e2f0f" style:font-size-asian="18pt" style:font-size-complex="18pt"/>
    </style:style>
    <style:style style:name="P29" style:family="paragraph" style:parent-style-name="Text_20_body">
      <style:text-properties style:font-name="Nimbus Sans" fo:font-size="14pt" style:text-underline-style="none" officeooo:rsid="002e2f0f" officeooo:paragraph-rsid="002e2f0f" style:font-size-asian="14pt" style:font-size-complex="14pt"/>
    </style:style>
    <style:style style:name="T1" style:family="text">
      <style:text-properties officeooo:rsid="000f1af6"/>
    </style:style>
    <style:style style:name="T2" style:family="text">
      <style:text-properties officeooo:rsid="000fd9a2"/>
    </style:style>
    <style:style style:name="T3" style:family="text">
      <style:text-properties style:font-name="Latin Modern Mono Prop"/>
    </style:style>
    <style:style style:name="T4" style:family="text">
      <style:text-properties style:font-name="Latin Modern Mono Prop" officeooo:rsid="000fd9a2"/>
    </style:style>
    <style:style style:name="T5" style:family="text">
      <style:text-properties style:font-name="Latin Modern Mono Prop" officeooo:rsid="0019ba44"/>
    </style:style>
    <style:style style:name="T6" style:family="text">
      <style:text-properties style:font-name="Latin Modern Mono Prop" officeooo:rsid="001bd8cf"/>
    </style:style>
    <style:style style:name="T7" style:family="text">
      <style:text-properties officeooo:rsid="00157505"/>
    </style:style>
    <style:style style:name="T8" style:family="text">
      <style:text-properties officeooo:rsid="0016ebc1"/>
    </style:style>
    <style:style style:name="T9" style:family="text">
      <style:text-properties officeooo:rsid="001bd8cf"/>
    </style:style>
    <style:style style:name="T10" style:family="text">
      <style:text-properties officeooo:rsid="001d6915"/>
    </style:style>
    <style:style style:name="T11" style:family="text">
      <style:text-properties officeooo:rsid="001da252"/>
    </style:style>
    <style:style style:name="T12" style:family="text">
      <style:text-properties officeooo:rsid="001f4c28"/>
    </style:style>
    <style:style style:name="T13" style:family="text">
      <style:text-properties officeooo:rsid="00205036"/>
    </style:style>
    <style:style style:name="T14" style:family="text">
      <style:text-properties officeooo:rsid="0020ec0b"/>
    </style:style>
    <style:style style:name="T15" style:family="text">
      <style:text-properties officeooo:rsid="0023cfd2"/>
    </style:style>
    <style:style style:name="T16" style:family="text">
      <style:text-properties style:font-name="TeX Gyre Curs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rosder syntax help</text:p>
      <text:p text:style-name="Subtitle">Subhraman Sarkar, 05.08.2020</text:p>
      <text:p text:style-name="P1"/>
      <text:p text:style-name="P16">Configuration commands :</text:p>
      <text:p text:style-name="P5"><text:span text:style-name="T3">CLR</text:span> </text:p>
      <text:p text:style-name="P2">Clears the screen. <text:span text:style-name="T10">Also available from Draw menu -&gt; Clear screen.</text:span></text:p>
      <text:p text:style-name="P6">GRID ON/GRID OFF</text:p>
      <text:p text:style-name="P2">Toggles the drawing of the grid and axes.</text:p>
      <text:p text:style-name="P7">COL &lt;R&gt; &lt;G&gt; &lt;B&gt;</text:p>
      <text:p text:style-name="P3">Set the current foreground color to the color corresponding to the given RGB value. <text:s/>All three values (<text:span text:style-name="T5">&lt;</text:span><text:span text:style-name="T3">R</text:span><text:span text:style-name="T5">&gt;</text:span><text:span text:style-name="T3">, </text:span><text:span text:style-name="T5">&lt;</text:span><text:span text:style-name="T3">G</text:span><text:span text:style-name="T5">&gt;</text:span><text:span text:style-name="T3">, </text:span><text:span text:style-name="T5">&lt;</text:span><text:span text:style-name="T3">B</text:span><text:span text:style-name="T5">&gt;</text:span>) <text:span text:style-name="T1">are integers and </text:span>run from 0 to 255. For example, <text:span text:style-name="T3">COL 255 0 0</text:span> sets the foreground color to Red, while <text:span text:style-name="T3">COL 255 255 0</text:span> sets it to Yellow. <text:span text:style-name="T11">A graphical color selection dialog is available via the Draw Menu -&gt; Colors...</text:span></text:p>
      <text:p text:style-name="P8">LW &lt;width&gt;</text:p>
      <text:p text:style-name="P4">Sets the <text:span text:style-name="T2">width of the line drawn. </text:span><text:span text:style-name="T4">&lt;width&gt;</text:span><text:span text:style-name="T2"> is given in pixels </text:span><text:span text:style-name="T7">and is </text:span><text:span text:style-name="T8">a </text:span><text:span text:style-name="T7">floating point value</text:span><text:span text:style-name="T2">. i.e., </text:span><text:span text:style-name="T4">LW 5.0</text:span><text:span text:style-name="T2"> sets the current stoke width to 5.0px.</text:span></text:p>
      <text:p text:style-name="P18">Drawing commands :</text:p>
      <text:p text:style-name="P9">MV &lt;X&gt; &lt;Y&gt;</text:p>
      <text:p text:style-name="P20">Move <text:span text:style-name="T9">the </text:span><text:span text:style-name="T14">c</text:span><text:span text:style-name="T9">urrent </text:span><text:span text:style-name="T14">p</text:span><text:span text:style-name="T9">osition of the drawing cursor to the point (</text:span><text:span text:style-name="T6">&lt;X&gt;,&lt;Y&gt;</text:span><text:span text:style-name="T9">). Note that the origin is at the middle of the </text:span><text:span text:style-name="T10">drawing area of the screen.</text:span></text:p>
      <text:p text:style-name="P11">MV<text:span text:style-name="T15">R</text:span> &lt;DX&gt; &lt;DY&gt;</text:p>
      <text:p text:style-name="P22">If the current coordinate of the drawing cursor is (<text:span text:style-name="T3">curX, curY</text:span>), then move the drawing cursor to the point (<text:span text:style-name="T3">curX+DX, curY+DY</text:span>).</text:p>
      <text:p text:style-name="P10">LN &lt;X&gt; &lt;Y&gt;</text:p>
      <text:p text:style-name="P21">Draw a line from the current position of the cursor to the point <text:span text:style-name="T9">(</text:span><text:span text:style-name="T6">&lt;X&gt;,&lt;Y&gt;</text:span><text:span text:style-name="T9">) </text:span>using the present Stroke Width and Foreground color. <text:span text:style-name="T12">Also sets the </text:span><text:span text:style-name="T13">c</text:span><text:span text:style-name="T12">urrent </text:span><text:span text:style-name="T13">p</text:span><text:span text:style-name="T12">osition of the drawing cursor to </text:span><text:span text:style-name="T9">(</text:span><text:span text:style-name="T6">&lt;X&gt;,&lt;Y&gt;</text:span><text:span text:style-name="T9">).</text:span></text:p>
      <text:p text:style-name="P12">ARC &lt;CX&gt; &lt;CY&gt; &lt;RAD&gt; &lt;ANG1&gt; &lt;ANG2&gt;</text:p>
      <text:p text:style-name="P23"><text:soft-page-break/>Draw the segment of the circle with center at (<text:span text:style-name="T3">&lt;CX&gt;, &lt;CY&gt;</text:span>) and radius <text:span text:style-name="T3">&lt;RAD&gt;</text:span> enclosed between the angles <text:span text:style-name="T3">&lt;ANG1&gt;</text:span> and <text:span text:style-name="T3">&lt;ANG2&gt;</text:span> in the counter-clockwise sense.</text:p>
      <text:p text:style-name="P19">Looping command :</text:p>
      <text:p text:style-name="P13">LOOP &lt;N&gt;</text:p>
      <text:p text:style-name="P13">...</text:p>
      <text:p text:style-name="P13">LEND</text:p>
      <text:p text:style-name="P24">Any command written between the <text:span text:style-name="T3">LOOP</text:span> and <text:span text:style-name="T3">LEND</text:span> <text:span text:style-name="T3">&lt;N&gt;</text:span> statements is repeated <text:span text:style-name="T3">&lt;N&gt;</text:span> times.</text:p>
      <text:p text:style-name="P17">Transformation commands :</text:p>
      <text:p text:style-name="P14">TRN &lt;DX&gt; &lt;DY&gt;</text:p>
      <text:p text:style-name="P25">Translate the origin and the axes by <text:span text:style-name="T3">&lt;DX&gt;</text:span> units along the X axis and <text:span text:style-name="T3">&lt;DY&gt;</text:span> units along the Y axis.</text:p>
      <text:p text:style-name="P15">ROT &lt;ANG&gt;</text:p>
      <text:p text:style-name="P26">Rotate the axes <text:span text:style-name="T3">&lt;ANG&gt;</text:span> degrees counterclockwise.</text:p>
      <text:p text:style-name="P4"/>
      <text:p text:style-name="P28">License :</text:p>
      <text:p text:style-name="P29">This document is available under the Creative Commons 4.0 <text:s/>License (cc-by-4.0). See <text:span text:style-name="T16">License-CC4.txt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Latin Modern Mono Prop" svg:font-family="'Latin Modern Mono Prop'" style:font-pitch="variable"/>
    <style:font-face style:name="Latin Modern Roman Unslanted" svg:font-family="'Latin Modern Roman Unslant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0:01:49.960555275</meta:creation-date>
    <dc:date>2020-10-10T19:24:46.171871547</dc:date>
    <meta:editing-duration>PT1H6M30S</meta:editing-duration>
    <meta:editing-cycles>34</meta:editing-cycles>
    <meta:generator>LibreOffice/6.4.6.2$Linux_X86_64 LibreOffice_project/40$Build-2</meta:generator>
    <meta:document-statistic meta:table-count="0" meta:image-count="0" meta:object-count="0" meta:page-count="2" meta:paragraph-count="32" meta:word-count="322" meta:character-count="1811" meta:non-whitespace-character-count="1518"/>
  </office:meta>
</office:document-meta>
</file>